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PUQHDF+Arial-BoldMT" svg:font-family="PUQHDF+Arial-BoldMT"/>
    <style:font-face style:name="VAUGVE+TimesNewRomanPSMT" svg:font-family="VAUGVE+TimesNewRomanPSMT"/>
    <style:font-face style:name="DejaVu Sans1" svg:font-family="'DejaVu Sans', 'Arial Unicode MS'"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Arial Unicode M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color="#000000"/>
    </style:style>
    <style:style style:name="P5" style:family="paragraph" style:parent-style-name="Standard">
      <style:text-properties fo:color="#000000" fo:font-weight="bold" style:font-weight-asian="bold" style:font-weight-complex="bold"/>
    </style:style>
    <style:style style:name="P6" style:family="paragraph" style:parent-style-name="Standard">
      <style:text-properties fo:color="#000000" fo:font-weight="bold" style:font-weight-asian="bold" style:font-style-complex="italic" style:font-weight-complex="bold"/>
    </style:style>
    <style:style style:name="P7" style:family="paragraph" style:parent-style-name="Standard">
      <style:text-properties fo:color="#000000" fo:font-style="italic" style:font-style-asian="italic" style:font-style-complex="italic"/>
    </style:style>
    <style:style style:name="P8" style:family="paragraph" style:parent-style-name="Standard">
      <style:paragraph-properties fo:text-align="justify" style:justify-single-word="false" style:text-autospace="none"/>
      <style:text-properties fo:color="#000000" fo:font-style="italic" style:font-name-asian="PUQHDF+Arial-BoldMT" style:font-style-asian="italic" style:font-name-complex="PUQHDF+Arial-BoldM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autospace="none"/>
    </style:style>
    <style:style style:name="P11" style:family="paragraph" style:parent-style-name="Standard" style:master-page-name="Standard">
      <style:paragraph-properties style:page-number="auto"/>
    </style:style>
    <style:style style:name="P12" style:family="paragraph" style:parent-style-name="Standard">
      <style:paragraph-properties fo:margin-left="0.088cm" fo:margin-right="0cm" fo:text-indent="0cm" style:auto-text-indent="false"/>
    </style:style>
    <style:style style:name="T1" style:family="text">
      <style:text-properties fo:font-weight="bold" style:font-weight-asian="bold" style:font-weight-complex="bold"/>
    </style:style>
    <style:style style:name="T2" style:family="text">
      <style:text-properties fo:color="#444444"/>
    </style:style>
    <style:style style:name="T3" style:family="text">
      <style:text-properties fo:color="#444444" fo:font-weight="bold" style:font-weight-asian="bold" style:font-weight-complex="bold"/>
    </style:style>
    <style:style style:name="T4" style:family="text">
      <style:text-properties fo:color="#444444" fo:font-style="italic" style:font-style-asian="italic" style:font-style-complex="italic"/>
    </style:style>
    <style:style style:name="T5" style:family="text">
      <style:text-properties fo:color="#333333" style:font-name="Arial" fo:font-size="9pt" style:font-size-asian="9pt"/>
    </style:style>
    <style:style style:name="T6" style:family="text">
      <style:text-properties fo:color="#333333" fo:font-style="italic" style:font-style-asian="italic"/>
    </style:style>
    <style:style style:name="T7" style:family="text">
      <style:text-properties fo:color="#000000"/>
    </style:style>
    <style:style style:name="T8" style:family="text">
      <style:text-properties fo:color="#000000" fo:font-style="italic" style:font-style-asian="italic"/>
    </style:style>
    <style:style style:name="T9" style:family="text">
      <style:text-properties fo:color="#000000" fo:font-style="italic" style:font-style-asian="italic" style:font-style-complex="italic"/>
    </style:style>
    <style:style style:name="T10" style:family="text">
      <style:text-properties fo:color="#000000" fo:font-style="italic" style:font-name-asian="PUQHDF+Arial-BoldMT" style:font-style-asian="italic" style:font-name-complex="PUQHDF+Arial-BoldMT"/>
    </style:style>
    <style:style style:name="T11" style:family="text">
      <style:text-properties fo:color="#000000" fo:font-style="italic" fo:font-weight="bold" style:font-style-asian="italic" style:font-weight-asian="bold" style:font-weight-complex="bold"/>
    </style:style>
    <style:style style:name="T12" style:family="text">
      <style:text-properties fo:color="#000000" style:font-name="Georgia" fo:font-size="9pt" style:font-size-asian="9pt"/>
    </style:style>
    <style:style style:name="T13" style:family="text">
      <style:text-properties fo:color="#000000" fo:font-weight="bold" style:font-weight-asian="bold" style:font-weight-complex="bold"/>
    </style:style>
    <style:style style:name="T14" style:family="text">
      <style:text-properties fo:color="#272627" fo:font-style="italic" style:font-name-asian="PUQHDF+Arial-BoldMT" style:font-style-asian="italic" style:font-name-complex="PUQHDF+Arial-BoldMT"/>
    </style:style>
    <style:style style:name="T15" style:family="text">
      <style:text-properties fo:color="#272627" fo:font-style="italic" style:font-name-asian="VAUGVE+TimesNewRomanPSMT" style:font-style-asian="italic" style:font-name-complex="VAUGVE+TimesNewRomanPSM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eata i Tomasz Polakowie</text:p>
      <text:p text:style-name="P1"/>
      <text:p text:style-name="P3">Neofaszyzm - legitymizacja publiczna?</text:p>
      <text:p text:style-name="P1"/>
      <text:p text:style-name="P2"/>
      <text:p text:style-name="Standard"><text:span text:style-name="T1">Właśnie stało się coś, co powinno być punktem zwrotnym debaty publicznej dotyczącej odradzania się faszyzmu w Polsce - zarejestrowane zostały przez sąd (na razie w wyroku nieprawomocnym) Krzyż Celtycki, tzw. Zakaz pedałowania, Ręka z Mieczem czyli tzw. Falanga i </text:span><text:span text:style-name="T3">Orzeł w Koronie z Rózgami Liktorskimi</text:span><text:span text:style-name="T1">. </text:span></text:p>
      <text:p text:style-name="P2"/>
      <text:p text:style-name="P2">PRZEKROCZONY RUBIKON</text:p>
      <text:p text:style-name="Standard">Na stronie internetowej Narodowego Odrodzenia Polski można przeczytać następującej treści oświadczenie <text:s/>(powiadomienie?) prezesa NOP Adama Gmurczyka: "<text:span text:style-name="T4">Po blisko dwu latach walki prawnej, w tym przed Trybunałem Konstytucyjnym, w dniu 25 października 2011 sąd rejestrowy wpisał do ewidencji kolejne symbole Narodowego Odrodzenia Polski: Krzyż Celtycki, Zakaz Pedałowania, Orła w Koronie z Rózgami Liktorskimi, Krzyż i Miecz. Postanowienie jest prawomocne, a zwycięstwo w tej batalii ostateczne</text:span><text:span text:style-name="T2">."</text:span><text:span text:style-name="Odwołanie_20_przypisu_20_dolnego"><text:span text:style-name="T2"><text:note text:id="ftn1" text:note-class="footnote"><text:note-citation>1</text:note-citation><text:note-body><text:p text:style-name="Footnote"><text:a xlink:type="simple" xlink:href="http://www.nop.org.pl/2011/11/21/krzyz-celtycki-i-zakaz-pedalowania-zarejestrowane-jako-symbole-nop/"><text:span text:style-name="Internet_20_link">http://www.nop.org.pl/2011/11/21/krzyz-celtycki--zakaz-pedalowania-zarejestrowane-jako-symbole-nop/</text:span></text:a> (<text:span text:style-name="T5">Dodane dnia 21 lis 2011 o 12:45)</text:span></text:p></text:note-body></text:note></text:span></text:span><text:span text:style-name="T2">. Za tym idzie zaraz dobitne wskazanie sposobu działania względem tychże symboli <text:s/>w przestrzeni publicznej: "</text:span><text:span text:style-name="T4">Każda napaść na te symbole, w czym mieści się również napaść i pomówienia słowne, stanowi podstawę do działań prawnych, wzmacnianych ustawowo</text:span><text:span text:style-name="T2">" , i nieco dalej: "</text:span><text:span text:style-name="T4">Narodowe Odrodzenie Polski przygotowuje się także do postępowań przeciwko instytucjom publicznym oraz prywatnym, które znieważają lub będą znieważać nasze symbole – „falangę”, Zakaz Pedałowania, Krzyż Celtycki i inne</text:span><text:span text:style-name="T2">". W dalszej części wypowiedzi prezes </text:span><text:span text:style-name="T4">expresis verbis</text:span><text:span text:style-name="T2"> wskazuje priorytety tego działania: "</text:span><text:span text:style-name="T4">Jest to niezwykle istotne w wypadku szczególnie dwóch symboli: Zakazu Pedałowania oraz Krzyża Celtyckiego</text:span><text:span text:style-name="T2">" (pisownia oryginału).</text:span></text:p>
      <text:p text:style-name="Standard"><text:span text:style-name="T2">Tyle cytatów i faktów w powyższej sprawie. Rzecz w tym, że to nie koniec tego przełomowego profaszyzującego </text:span><text:span text:style-name="T4">novum</text:span><text:span text:style-name="T2">. Warto powyższe skojarzyć z tym, że Marsz Niepodległości miał zostać zwieńczony ogłoszeniem powołania <text:s/>do życia skrajnie prawicowego Ruchu Narodowego (napisała o tym Gazeta Wyborcza</text:span><text:span text:style-name="Odwołanie_20_przypisu_20_dolnego"><text:span text:style-name="T2"><text:note text:id="ftn2" text:note-class="footnote"><text:note-citation>2</text:note-citation><text:note-body><text:p text:style-name="Footnote"><text:a xlink:type="simple" xlink:href="http://wyborcza.pl/1,75478,10649871,Powstaje_nowa_formacja_skrajnej_prawicy_Ruch_Narodowy.html"><text:span text:style-name="Internet_20_link">http://wyborcza.pl/1,75478,10649871,Powstaje_nowa_formacja_skrajnej_prawicy_Ruch_Narodowy.html</text:span></text:a><text:span text:style-name="T7"> (Ostatnia aktualizacja 2011-11-16 07:27</text:span></text:p></text:note-body></text:note></text:span></text:span><text:span text:style-name="T2">), co mieli uczynić pod pomnikiem Dmowskiego przedstawiciele Obozu Narodowo-Radykalnego (ONR) i Młodzieży Wszechpolskiej (MW). Inicjatywa ta nie doszła wówczas (jeszcze?) do skutku <text:s/>ze względu na "niedobry moment", czyli wiadome zamieszki podczas marszu. </text:span></text:p>
      <text:p text:style-name="Standard"><text:span text:style-name="T2">Tym, co nas w tej sprawie najbardziej uderzyło, jest brak odniesienia komentatorów opinii publicznej do tego zamierzenia- zupełnie, jakby to byłą inicjatywa codzienna i, co dziwniejsze wobec ostatnich gorących wydarzeń w Święto Niepodległości nie wpływających na ich wydźwięk. Zwłaszcza zaś polityczny wymiar zaangażowania organizatorów Marszu Niepodległości. Pomysłodawcy powstania Ruchu Narodowego nie kryją swych dalekosiężnych planów- jak podaje GW: "</text:span><text:span text:style-name="T9">Plan był taki: powstanie stowarzyszenie Marsz Niepodległości, które zorganizuje "największy marsz środowisk narodowych" 11 listopada. Potem zmieni się w organizację Ruch Narodowy. Po dwóch latach przekształci się w partię, która wystartuje w </text:span><text:a xlink:type="simple" xlink:href="http://wybory.gazeta.pl/Wyboryparlamentarne2011/0,0.html">wyborach parlamentarnych</text:a><text:span text:style-name="T8"> </text:span><text:span text:style-name="T9">w 2015 r</text:span><text:span text:style-name="T12">." I dalej, za GW, cele tego ruchu: "</text:span><text:span text:style-name="T9">Ruch ma być antyimigrancki, nacjonalistyczny i homofobiczny, ale dbający o grzeczny wizerunek "patriotycznej alternatywy opartej o wartości narodowe". W deklaracji ideowej na próbnej stronie Ruchu czytamy m.in.:- Naród Polski jedynym gospodarzem Państwa Polskiego, - Praworządne Państwo Polskie oparte o dorobek cywilizacji łacińskiej, Myśl polityczna oparta o najlepsze tradycje Obozu Narodowego".</text:span><text:span text:style-name="T12"><text:line-break/></text:span></text:p>
      <text:p text:style-name="P5">BRAK DEBATY PUBLICZNEJ I REAKCJI INSTYTUCJI</text:p>
      <text:p text:style-name="Standard"><text:span text:style-name="T7">Obie sprawy splatają się nie tylko w wymiarze braku wnikliwszej debaty publicznej dotyczącej </text:span><text:soft-page-break/><text:span text:style-name="T7">postępującego procesu uskrajniania się i zarazem rozszerzania pola działania polskiej prawicy, ale także w jej wymiarze instytucjonalnym, tu: sądownictwa formalizującego struktury tejże prawicy. W zasadzie niewiele osób publicznych podnosiło do tej pory kwestię legalności istnienia organizacji typu: NOP, MW czy ONR, tak jak niewielu też zainteresowało się mającym powstać Ruchem Narodowym, choć przecież były oczywiste podstawy do zainteresowania się tym jak telewizja czy główne tytuły prasowe. Oczywiście, są organizacje społeczne wyczulone są na propagandę i działalność noszącą znamiona antydemokratyczne, w tym faszyzujące, jednakże ich głos zdaje się pozostawać w odosobnieniu, to jest- nie przebija się do tzw. mainstreamu tzw. głosu publicznego. Dyskusje, i jakże często gorące starcia na ten temat, odbywały się w kuluarach, jakimi stała się przestrzeń internetu, w której kwitnie zarówno wolna opinia (jak i niestety działania profaszystowskie), jednakże establischmentowe media nie były i nie są tym zainteresowane. <text:s text:c="2"/>Trzeba wyraźnie powiedzieć, że powstały w Polsce dwa obszary sceny ideowo-politycznej: wolny i zaangażowany obywatelsko i ideowo głos wyrażający się za pomocą internetu, i mainstreamowy, establischmentowy głos prasy i telewizji dawnego typu. Obszary te zaębiaja sie w niewielkim stopniu instytucji i pozostaje wolnym zarówno <text:s/>w dobrym, jak i złym znaczeniu umożliwiając krytykę, ale i umożliwiając krytykowanym działanie publiczne. Podobny splot obu wymiarów niedoboru polskiej sfery publicznej obserwować można w konkrecie dotychczasowego funkcjonowania </text:span></text:p>
      <text:p text:style-name="Standard"><text:span text:style-name="T7">Zdziwienie budzi także fakt, że odpowiednie instytucje państwowe czy publiczne nie wniosły oskarżenia przeciw ich użytkownikom, skoro miały ku temu odpowiednie narzędzia: zarówno odpowiednie przepisy Kodeksu Karnego, jak i przepisy antydyskryminacyjne. Wszak dowodów tego działania miały pod dostatkiem dowody tegoż czy choćby <text:s text:c="2"/>podczas manifestacji czy kontrmanifestacji <text:s text:c="2"/>prawicowych, Pedałowania, tak i ogromnym zdziwieniem napawa nas ten wyrok sądu rejestrujący ów znak do użytku NOP. Wydaje się, że zarówno owa nieobecność w ostatnich latach antyfaszystowskiego głosu publicznego zbiega się z praktyką sądowo-rejestracyjną w wyżej wymienionym zakresie. </text:span></text:p>
      <text:p text:style-name="Standard"><text:span text:style-name="T7">U dołu wzmiankowanego wyżej oświadczenia prezesa NOP znajduje się bowiem ekspertyza sądowa uzasadniająca brak przeszkód do zarejestrowania tych znaków. Powiedzmy od razu: ekspertyza zadziwiająca, zarówno w swej <text:s/>ogólnej wymowie, jak i w konkretach. Zaczynając od ogólnego postanowienia ekspertów, brzmi ona następująco: "</text:span><text:span text:style-name="T9">W odpowiedzi na Postanowienie o dopuszczeniu z urzędu biegłych <text:s/>z dnia (...) na okoliczność ustalenia znaczenia wzorów znaków graficznych załączonych do pisma (...) w szczególności ustalenia, czy znakom tym można przypisać, w sposób jednoznaczny, treść o charakterze totalitarnym, nazistowskim, faszystowskim, rasistowskim i nienawiści narodowej informujemy, że- naszym zdaniem- symbolom partii: Krzyż i Miecz, Orzeł w koronie z Krzyżem z rózgami liktorskimi, Symbol "Zakaz Pedałowania" i Krzyż Celtycki nie można przypisać w sposób jednoznaczny treści o charakterze totalitarnym, nazistowskim, faszystowskim, rasistowskim i nienawiści narodowej" (</text:span><text:span text:style-name="T7">pisownia oryginału</text:span><text:span text:style-name="T9">). </text:span></text:p>
      <text:p text:style-name="P7"/>
      <text:p text:style-name="P6">EKSPERCI I <text:s/>PRAWICOWE ZNAKI GRAFICZNE</text:p>
      <text:p text:style-name="P4">Przyjrzyjmy się zatem dokładniej samym symbolom, a potem eksperckim uzasadnieniom do nich.</text:p>
      <text:p text:style-name="Standard"><text:span text:style-name="T13">KRZYŻ CELTYCKI:</text:span><text:span text:style-name="T7"> <text:s/></text:span><text:span text:style-name="T13">KRZYŻ CELTYCKI:</text:span><text:span text:style-name="T7"> <text:s/></text:span></text:p>
      <text:p text:style-name="P10"><text:span text:style-name="T14">Stylizowany równoramienny krzyż celtycki w formie identycznej z zalegalizowaną dla Narodowego Odrodzenia Polski jest symbolem zakazanego w Niemczech Narodowosocjalistycznego Ruchu Niemiec / Partii Pracy (Volkssozialistische Bewegung Deutschlands / Partei der Arbeit“ (VSBD/PdA)). Partia ta przejęła do swojej flagi, graficznie łudząco podobnej do flagi NSDAP, w miejsce hitlerowskiej swastyki właśnie upodobniony do niej graficznie równoramienny krzyż celtycki. Ruch ten został zdelegalizowany w Niemczech w roku 1982 i odtąd zakazane jest użycie jego symboli. Co więcej, zgodnie z wyrokiem niemieckiego Sądu Federalnego, czyli najwyższego trybunału Republiki Federalnej Niemiec, z dnia </text:span><text:span text:style-name="T15">01.10.2008</text:span><text:span text:style-name="T14"> nie wolno używać w Niemczech symbolu równoramiennego krzyża celtyckiego także samego w sobie to jest bez związku z symbolami wspomnianej wyżej organizacji. W uzasadnieniu tegoż wyroku stwierdzono, że pozwolenie na użycie równoramiennego krzyża celtyckiego pozwoliłoby byłym członkom czy </text:span><text:soft-page-break/><text:span text:style-name="T14">sympatykom zakazanego Ruchu rozpowszechnić ów symbol w przestrzeni publicznej pod pretekstem jego tradycyjnego znaczenia, faktycznie jednak byłby to publicznie obecny symbol owej organizacji. Stąd generalny zakaz użycia tego znaku. Wyrok taki jest w pełni zrozumiały w świetle powodów, dla których zdelegalizowano Narodowosocjalistyczny Ruch Niemiec / Partię Pracy – wobec sprzeczności jej idei i celów z porządkiem demokratycznym. Równoramienny krzyż celtycki odróżnia się jednak od tradycyjnego wysokiego krzyża celtyckiego (z dolnym ramieniem długim), </text:span><text:span text:style-name="T10">który jest jednym z tradycyjnych znaków celtyckiego chrześcijaństwa i </text:span><text:span text:style-name="T14">którego użycie nie jest w Niemczech zakazane. </text:span></text:p>
      <text:p text:style-name="P8">Uzasadnienie podane przez sąd niemiecki powinno dać do myślenia tym, którzy tak niefrasobliwie stwierdzają, że równoramiennemu krzyżowi celtyckiemu (oraz innym znakom Narodowego Odrodzenia Polski) „nie można przypisać w sposób jednoznaczny treści o charakterze totalitarnym, nazistowskim, faszystowskim, rasistowskim i nienawiści narodowej”. W europejskiej przestrzeni publicznej wspomniany symbol nie funkcjonuje bowiem już jedynie w swoim dawnym znaczeniu kulturowym, ale został przejęty przez ruchy neonazistowskie i naznaczony nowymi treściami. (Analogicznie kiedyś został przejęty, zawłaszczony i znieprawiony praindoeuropejski symbol swastyki.) Stąd użycie stylizowanego równoramiennego krzyża celtyckiego dzisiaj w Polsce nie może nie być traktowane jako nawiązanie do ideologii ruchów nazistowskich i znak wspólnoty ideowej z nimi. W takim świetle odpowiedni fragment ekspertyzy brzmi jednoznacznie stronniczo, co zresztą eksperci wprost mówią: „stawiając wyżej interes strony zainteresowanej należy przyjąć, że Narodowe Odrodzenie Polski obierając ów znak za swój symbol, odwołuje się bardziej do jego katolickiej i słowiańskiej, a więc polskiej, narodowej wymowy, niż do faktu, iż symbol ten stosowany jest przez niektóre organizacje neofaszystowskie, np. Niemieckie”. Uzasadnienie to jest po pierwsze ewidentnie stronnicze, choć nawet wtedy nie jest w stanie zaprzeczyć nawiązaniom krzyża celtyckiego do symboliki neonazistowskiej – autorzy stwierdzają jedynie, że „ odwołuje się [on] bardziej” do wymowy katolickiej i słowiańskiej niż do neonazistowskiej. W ekspertyzie znajdziemy ponadto uwypuklenie <text:s/>akceptacji katolickiej dla „jednej z uznanych form krzyża” bez rozróżnienia, którego dokonały instancje niemieckie. Ten nacisk na akceptację katolicką dochodzi mimochodem do głosu także w kolejności wyrażeń: „wymowa katolicka i słowiańska” - choć naturalna byłaby kolejność genetyczna: słowiańska i katolicka. To są niestety ewidentne ślady świadomej lub nieświadomej manipulacji ekspertów w „interesie strony zainteresowanej”, jak to sami napisali, bowiem takie sformułowanie ekspertyzy zakrywa trudne do przyjęcia elementy wymowy analizowanego znaku a uwypukla te, których sąd nie zakwestionuje.</text:p>
      <text:p text:style-name="Standard"/>
      <text:p text:style-name="P9"><text:span text:style-name="T13">ZNAK FALANGA </text:span><text:span text:style-name="T11">–</text:span><text:span text:style-name="T8"> nawiązanie do symbolu jednej z odszczepieńczych grup przedwojennego Obozu Narodowo Radykalnego, frakcji Bolesława Piaseckiego. Także do tego symbolu trzeba odnieść uwagi sformułowane przez nas w związku z niemieckim zakazem równoramiennego krzyża celtyckiego: znak ten nie może być traktowany jako nieobciążony historią – bo ciąży na nim aktywność publiczna przedwojennych falangistów polskich – w szczególności ich aktywność ostro i jawnie antysemicka, kult przemocy i zakwestionowanie porządku demokratycznego. Dochodzą do tego skojarzenia z aktywnością Falangi hiszpańskiej podczas wojny domowej w Hiszpanii. W deklaracji ideowej dzisiejszego polskiego Obozu Narodowo-Radykalnego, posługującego się tym samym znakiem „falangi” znajdujemy następujący punkt: „Odrzucenie demokracji jako reżimu wrogiego Cywilizacji Europejskiej, który za miernik prawdy przyjmuje wolę większości kierującej się najczęściej niskimi pobudkami” - jak można w tego rodzaju deklaracjach nie dostrzec jednoznacznego obciążenia wspomnianego znaku treściami tptalitarnymi, jak to czynią cytowani eksperci, pozostaje dla nas tajemnicą. </text:span></text:p>
      <text:p text:style-name="Standard"/>
      <text:p text:style-name="Standard"><text:span text:style-name="T13">ZNAK "ZAKAZ PEDAŁOWANIA": </text:span><text:span text:style-name="T7">tego znaku chyba nie trzeba przedstawiać. W oględnym opisie przedstawia on uproszczoną graficznie wizualizację homoseksualnego męskiego seksu analnego, stylizowaną z jednej strony na wzornictwie postaci znajdujących się na sygnałach świetlnych dla pieszych lub oznaczeniach męskiej toalety, z drugiej zaś na znaku <text:s/>drogowym "zakaz postoju". Wymowa znaku jest jednoznaczna: ma ona w poniżający dla osób homoseksualnych </text:span><text:soft-page-break/><text:span text:style-name="T7">sposób powiedzieć: nie ma miejsca dla homoseksualistów w przestrzeni publicznej. Jest to najbardziej obsceniczny, wulgarny w swej formie i wymowie znak, z jakim przyszło się nam, i chyba nie tylko nam, do tej pory spotkać. Znak, niestety, żywo funkcjonujący w przestrzeni publicznej w wyniku promocji przez skrajnie homofobiczne prawicowe ugrupowania polskie. </text:span></text:p>
      <text:p text:style-name="P4">Tymczasem opinia ekspercka zadziwia w stopniu najwyższym</text:p>
      <text:p text:style-name="P4"/>
      <text:p text:style-name="P9"><text:span text:style-name="T8">Deklaracja „</text:span><text:span text:style-name="T6">Trzeciej Pozycji” NOP: m.in. Stwierdzenie, że „homoseksualizm jest złem absolutnym”</text:span></text:p>
      <text:p text:style-name="P4"/>
      <text:p text:style-name="P9"><text:span text:style-name="T13">ORZEŁ W KORONIE Z KRZYŻEM I RÓZGAMI LIKTORSKIMI Z TOPOREM </text:span><text:span text:style-name="T8">– autorzy ekspertyzy skupiają uwagę na wykazaniu wieloznaczności symbolu, a w szczególności na wykazaniu, że użycie w nim obrazu rózg liktorskich (fasces), które dały nazwę włoskiemu faszyzmowi jako jego symbol nie musi odnosić do faszyzmu, a raczej do silnej władzy państwowej. Autorzy przypominają również, że znak ten wykorzystywany jest w symbolice państwowej Republiki Francuskiej i Stanów Zjednoczonych.</text:span></text:p>
      <text:p text:style-name="P5"><text:s text:c="2"/></text:p>
      <text:p text:style-name="P5">UZASADNIENIA EKSPERTÓW."</text:p>
      <text:p text:style-name="P4">Jak napisaliśmy wyżej, są one zadziwiające, i to w stopniu, który MUSI zostać zauważony i przedyskutowany publicznie. Wnosić z nich można bowiem o poważnym tąpnięciu nie tylko ideowym w debacie publicznej, ale także tąpnięciu instytucjonalnym. Ekspertyza ta jest bowiem nie tylko stronnicza, to jest również <text:s/>niemerytoryczna. <text:s/>Złożenie obu czynników: stronniczości i niemerytoryczności musi budzić zdziwienie i każe postawić pytanie o wzajemne zależności tych czynników a także w tym świetle o funkcjonowanie polskiego sądownictwa. <text:s/></text:p>
      <text:p text:style-name="P4"/>
      <text:p text:style-name="P12"><text:span text:style-name="T7">Zacznijmy od wyjściowej, i fundamentalnej jak się wydaje, konstatacji eksperckiej, iż cechą "</text:span><text:span text:style-name="T9">znaków o długotrwałej obecności w kulturze (rózgi liktorskie z toporem, krzyż celtyck</text:span><text:span text:style-name="T7">i)" jest "</text:span><text:span text:style-name="T9">ich naturalna wieloznaczność wynikająca z wielowiekowego zakorzenienia w tradycji europejskiej</text:span><text:span text:style-name="T7">". Wynika z tego, że nawet swastyka, która wszak ma wielotysieczną tradycję azjatycką i symbolizuje tam szczęście i pomyślność, dziś prześlizgnęłaby się przez to sito. Jest bowiem trywializmem stwierdzić, że nie istnieją w zasadzie znaczące symbole, które by nie ewoluowały w swojej historii, czyli takich, które od początku swego istnienia utrzymały niezmienność formy i treści. Jednakże, krzyż Celtycki w formule przyjętej przez NOP jest akurat jednoznaczny w swej wymowie treściowej (czyli faszystowskiej) i graficznej (podobieństwo do swastyki) nie ma za sobą wielowiekowego uczestnictwa w kulturze. Zupełnie błędną jest także konstatacja ekspercka dotyczącą tego, że "</text:span><text:span text:style-name="T9">krzyż celtycki uzyskał uznanie kościoła jako jedna z akceptowanych form krzyża</text:span><text:span text:style-name="T7">", bowiem- jak już wskazaliśmy wyżej, dotyczy to krzyża tzw. wysokiego krzyża celtyckiego (z długim dolnym ramieni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PUQHDF+Arial-BoldMT" svg:font-family="PUQHDF+Arial-BoldMT"/>
    <style:font-face style:name="VAUGVE+TimesNewRomanPSMT" svg:font-family="VAUGVE+TimesNewRomanPSMT"/>
    <style:font-face style:name="DejaVu Sans1" svg:font-family="'DejaVu Sans', 'Arial Unicode MS'"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Arial Unicode M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size="12pt" fo:language="pl" fo:country="PL" style:letter-kerning="true" style:font-name-asian="DejaVu Sans1" style:font-size-asian="12pt" style:font-name-complex="DejaVu Sans1" style:font-size-complex="12pt" style:language-complex="hi" style:country-complex="IN" fo:hyphenate="false" fo:hyphenation-remain-char-count="2" fo:hyphenation-push-char-count="2"/>
    </style:style>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odpis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omyślna_20_czcionka_20_akapitu" style:display-name="Domyślna czcionka akapitu" style:family="text"/>
    <style:style style:name="Footnote_20_Symbol" style:display-name="Footnote Symbol" style:family="text"/>
    <style:style style:name="Odwołanie_20_przypisu_20_dolnego" style:display-name="Odwołanie przypisu dolnego"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Endnote_20_Symbol" style:display-name="Endnote Symbol" style:family="text">
      <style:text-properties style:text-position="super 58%"/>
    </style:style>
    <style:style style:name="WW-Znaki_20_przypisów_20_końcowych" style:display-name="WW-Znaki przypisów końcowych"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eata i Tomasz Polakowie</dc:title>
    <meta:initial-creator>tp</meta:initial-creator>
    <meta:creation-date>2011-11-22T16:43:00</meta:creation-date>
    <dc:creator>tp</dc:creator>
    <dc:date>2011-11-22T16:43:00</dc:date>
    <meta:editing-cycles>2</meta:editing-cycles>
    <meta:editing-duration>PT52113H31M44S</meta:editing-duration>
    <meta:document-statistic meta:table-count="0" meta:image-count="0" meta:object-count="0" meta:page-count="4" meta:paragraph-count="27" meta:word-count="1990" meta:character-count="15223"/>
    <meta:generator>OpenOffice.org/3.2$Linux OpenOffice.org_project/320m15$Build-9492</meta:generator>
    <meta:user-defined meta:name="Informacja 1"/>
    <meta:user-defined meta:name="Informacja 2"/>
    <meta:user-defined meta:name="Informacja 3"/>
    <meta:user-defined meta:name="Informacja 4"/>
  </office:meta>
</office:document-meta>
</file>